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6ebd" officeooo:paragraph-rsid="001a6ebd"/>
    </style:style>
    <style:style style:name="P2" style:family="paragraph" style:parent-style-name="Standard">
      <style:text-properties officeooo:rsid="001c1d17" officeooo:paragraph-rsid="001c1d17"/>
    </style:style>
    <style:style style:name="T1" style:family="text">
      <style:text-properties officeooo:rsid="001c1d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ER JOIN = ne prends pas les null</text:p>
      <text:p text:style-name="P1">OUTER JOIN = prends les null</text:p>
      <text:p text:style-name="P1"/>
      <text:p text:style-name="P1">1)SELECT * FROM article</text:p>
      <text:p text:style-name="P1">2)SELECT <text:s/>* FROM clients</text:p>
      <text:p text:style-name="P1">3)SELECT * FROM commandes</text:p>
      <text:p text:style-name="P1">4)SELECT nom_cli FROM article</text:p>
      <text:p text:style-name="P1">5)SELECT nom_cli,adresse_cli FROM client</text:p>
      <text:p text:style-name="P1">6)SELECT nom_cli,numero_cli FROM client WHERE adresse_cli is NULL</text:p>
      <text:p text:style-name="P1">7)SELECT * FROM stock WHERE typ_art = Philosophie</text:p>
      <text:p text:style-name="P1">8)SELECT nom_art,typ_art FROM stock WHERE typ_art = ‘Litterature or typ_art’ = ‘Philosophie’</text:p>
      <text:p text:style-name="P1">9)SELECT nom_art,typ_art FROM stock WHERE quantite_art ≥ 100</text:p>
      <text:p text:style-name="P1">10)SELECT * FROM stock WHERE typ_art = ‘Sciences’ and quantite_art &lt; 100</text:p>
      <text:p text:style-name="P1">11)SELECT nom_art FROM stock WHERE typ_art = ‘Sciences’ and quantite_art &lt; 100</text:p>
      <text:p text:style-name="P1">12)SELECT nom_art FROM stock WHERE <text:span text:style-name="T1">quantite_art * </text:span>prix_art &gt; 1000</text:p>
      <text:p text:style-name="P1">13)SELECT nom_art, typ_art FROM stock WHERE quantite_art <text:span text:style-name="T1">= 0</text:span></text:p>
      <text:p text:style-name="P1">14) SELECT nom_art, typ_art FROM stock <text:span text:style-name="T1">WHERE quantite &gt; 0</text:span></text:p>
      <text:p text:style-name="P2">15) SELECT DRISTINCT nom_art FROM stock INNNER JOIN commande ON num_art = num_art_c</text:p>
      <text:p text:style-name="P2">16)SELECT DISTINCT nom_cli FROM client INNER JOIN commande ON num_cli = num_cli_c</text:p>
      <text:p text:style-name="P2">17)SELECT num_cli FROM client EXCEPT SELECT num_cli FROM commande</text:p>
      <text:p text:style-name="P2">18)SELECT <text:s/>* FROM commande INNER JOIN stock ON num_art = num_art_c WHERE typ_art &lt;&gt; ‘Philosophie’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08:31:47.980000000</meta:creation-date>
    <dc:date>2024-01-31T10:14:40.838000000</dc:date>
    <meta:editing-duration>PT1H42M53S</meta:editing-duration>
    <meta:editing-cycles>2</meta:editing-cycles>
    <meta:generator>sFree_Office_for_Docs_and_PDF/7.4.2.3$Windows_X86_64 LibreOffice_project/382eef1f22670f7f4118c8c2dd222ec7ad009daf</meta:generator>
    <meta:document-statistic meta:table-count="0" meta:image-count="0" meta:object-count="0" meta:page-count="1" meta:paragraph-count="20" meta:word-count="172" meta:character-count="1127" meta:non-whitespace-character-count="973"/>
  </office:meta>
</office:document-meta>
</file>